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4c78" officeooo:paragraph-rsid="00174645"/>
    </style:style>
    <style:style style:name="P2" style:family="paragraph" style:parent-style-name="Text_20_body">
      <style:text-properties fo:font-weight="normal" officeooo:rsid="00174645" officeooo:paragraph-rsid="00174645" style:font-weight-asian="normal" style:font-weight-complex="normal"/>
    </style:style>
    <style:style style:name="P3" style:family="paragraph" style:parent-style-name="Text_20_body">
      <style:text-properties officeooo:rsid="0019acc1" officeooo:paragraph-rsid="0019acc1"/>
    </style:style>
    <style:style style:name="P4" style:family="paragraph" style:parent-style-name="Subtitle">
      <style:text-properties officeooo:rsid="00094c78" officeooo:paragraph-rsid="00174645"/>
    </style:style>
    <style:style style:name="P5" style:family="paragraph" style:parent-style-name="Heading">
      <style:text-properties officeooo:rsid="0017ba27" officeooo:paragraph-rsid="0017ba27"/>
    </style:style>
    <style:style style:name="P6" style:family="paragraph" style:parent-style-name="Text_20_body" style:list-style-name="L1">
      <style:text-properties officeooo:rsid="001788c2" officeooo:paragraph-rsid="0019acc1"/>
    </style:style>
    <style:style style:name="P7" style:family="paragraph" style:parent-style-name="Text_20_body" style:list-style-name="L1">
      <style:text-properties officeooo:rsid="0019acc1" officeooo:paragraph-rsid="001f6e7b"/>
    </style:style>
    <style:style style:name="P8" style:family="paragraph" style:parent-style-name="Text_20_body" style:list-style-name="L1">
      <style:text-properties officeooo:rsid="001f6e7b" officeooo:paragraph-rsid="001f6e7b"/>
    </style:style>
    <style:style style:name="P9" style:family="paragraph" style:parent-style-name="Text_20_body" style:list-style-name="L2">
      <style:text-properties officeooo:rsid="001f6e7b" officeooo:paragraph-rsid="001f6e7b"/>
    </style:style>
    <style:style style:name="P10" style:family="paragraph" style:parent-style-name="Text_20_body" style:list-style-name="L2">
      <style:text-properties officeooo:rsid="001f6e7b" officeooo:paragraph-rsid="002190d6"/>
    </style:style>
    <style:style style:name="P11" style:family="paragraph" style:parent-style-name="Text_20_body" style:list-style-name="L2">
      <style:text-properties officeooo:rsid="001f6e7b" officeooo:paragraph-rsid="0026475b"/>
    </style:style>
    <style:style style:name="P12" style:family="paragraph" style:parent-style-name="Text_20_body" style:list-style-name="L2">
      <style:text-properties officeooo:rsid="001fb0b2" officeooo:paragraph-rsid="001fb0b2"/>
    </style:style>
    <style:style style:name="P13" style:family="paragraph" style:parent-style-name="Text_20_body" style:list-style-name="L2">
      <style:text-properties officeooo:rsid="002190d6" officeooo:paragraph-rsid="002190d6"/>
    </style:style>
    <style:style style:name="P14" style:family="paragraph" style:parent-style-name="Text_20_body" style:list-style-name="L2">
      <style:text-properties officeooo:rsid="002190d6" officeooo:paragraph-rsid="0026475b"/>
    </style:style>
    <style:style style:name="P15" style:family="paragraph" style:parent-style-name="Text_20_body" style:list-style-name="L2">
      <style:text-properties officeooo:rsid="002479e6" officeooo:paragraph-rsid="002479e6"/>
    </style:style>
    <style:style style:name="P16" style:family="paragraph" style:parent-style-name="Text_20_body" style:list-style-name="L2">
      <style:text-properties officeooo:rsid="0026475b" officeooo:paragraph-rsid="0026475b"/>
    </style:style>
    <style:style style:name="P17" style:family="paragraph" style:parent-style-name="Text_20_body" style:list-style-name="L3">
      <style:text-properties officeooo:rsid="001b6aaa" officeooo:paragraph-rsid="0017ba27"/>
    </style:style>
    <style:style style:name="P18" style:family="paragraph" style:parent-style-name="Text_20_body" style:list-style-name="L3">
      <style:text-properties officeooo:rsid="0027efa3" officeooo:paragraph-rsid="0027efa3"/>
    </style:style>
    <style:style style:name="P19" style:family="paragraph" style:parent-style-name="Title">
      <style:text-properties officeooo:rsid="00094c78" officeooo:paragraph-rsid="002b311e"/>
    </style:style>
    <style:style style:name="P20" style:family="paragraph" style:parent-style-name="Heading_20_2">
      <style:text-properties officeooo:rsid="001788c2" officeooo:paragraph-rsid="001788c2"/>
    </style:style>
    <style:style style:name="P21" style:family="paragraph" style:parent-style-name="Heading_20_3">
      <style:text-properties officeooo:rsid="001788c2" officeooo:paragraph-rsid="001788c2"/>
    </style:style>
    <style:style style:name="P22" style:family="paragraph" style:parent-style-name="Heading_20_1">
      <style:text-properties officeooo:rsid="00174645" officeooo:paragraph-rsid="0017464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8c2" style:font-weight-asian="normal" style:font-weight-complex="normal"/>
    </style:style>
    <style:style style:name="T3" style:family="text">
      <style:text-properties fo:font-weight="normal" officeooo:rsid="001f6e7b" style:font-weight-asian="normal" style:font-weight-complex="normal"/>
    </style:style>
    <style:style style:name="T4" style:family="text">
      <style:text-properties officeooo:rsid="0019acc1"/>
    </style:style>
    <style:style style:name="T5" style:family="text">
      <style:text-properties officeooo:rsid="001f6e7b"/>
    </style:style>
    <style:style style:name="T6" style:family="text">
      <style:text-properties officeooo:rsid="0026475b"/>
    </style:style>
    <style:style style:name="T7" style:family="text">
      <style:text-properties officeooo:rsid="0027efa3"/>
    </style:style>
    <style:style style:name="T8" style:family="text">
      <style:text-properties officeooo:rsid="002973ca"/>
    </style:style>
    <style:style style:name="T9" style:family="text">
      <style:text-properties officeooo:rsid="0019c4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yecto <text:span text:style-name="T9">Vuensplashit</text:span></text:p>
      <text:p text:style-name="P4">Planificación</text:p>
      <text:p text:style-name="P1"/>
      <text:h text:style-name="P22" text:outline-level="1">Plan <text:span text:style-name="T4">Sprint 3</text:span></text:h>
      <text:h text:style-name="Heading_20_2" text:outline-level="2">Introducción</text:h>
      <text:p text:style-name="P3"><text:span text:style-name="T1">Planificación de actividades correspondientes a </text:span><text:span text:style-name="T3">la producción de un acercamiento a los requerimientos definidos</text:span><text:span text:style-name="T2">.</text:span></text:p>
      <text:p text:style-name="P2"><text:span text:style-name="T4">Sprint</text:span> <text:span text:style-name="T4">a comenzar</text:span> a la <text:span text:style-name="T8">6</text:span>:00 <text:span text:style-name="T4">p</text:span>.m. del día Viernes Junio 26 de 2020.</text:p>
      <text:h text:style-name="Heading_20_2" text:outline-level="2">Actividades por realizar</text:h>
      <text:list xml:id="list867583071" text:style-name="L1">
        <text:list-item>
          <text:p text:style-name="P6"><text:span text:style-name="T5">Declaración de intenciones</text:span>.</text:p>
        </text:list-item>
        <text:list-item>
          <text:p text:style-name="P6"><text:span text:style-name="T5">Análisis y diseño del acercamiento actual</text:span>.</text:p>
        </text:list-item>
        <text:list-item>
          <text:p text:style-name="P7"><text:span text:style-name="T5">Desarrollo del acercamiento actual</text:span>.</text:p>
        </text:list-item>
        <text:list-item>
          <text:p text:style-name="P7"><text:span text:style-name="T5">Pruebas sobre el acercamiento actual</text:span>.</text:p>
        </text:list-item>
        <text:list-item>
          <text:p text:style-name="P8">Declaración de resultados y actividades posteriores.</text:p>
        </text:list-item>
        <text:list-item>
          <text:p text:style-name="P8">Plan siguiente acercamiento.</text:p>
        </text:list-item>
      </text:list>
      <text:h text:style-name="P20" text:outline-level="2">Planificación</text:h>
      <text:h text:style-name="P21" text:outline-level="3"><text:span text:style-name="T5">Tercer</text:span> Sprint</text:h>
      <text:list xml:id="list3576078402" text:style-name="L2">
        <text:list-item>
          <text:p text:style-name="P9">Declaración de intenciones</text:p>
          <text:list>
            <text:list-item>
              <text:p text:style-name="P12">Definición del mínimo objetivo que se debe lograr en el esfuerzo de desarrollo</text:p>
            </text:list-item>
            <text:list-item>
              <text:p text:style-name="P12">Definición de requerimientos a satisfacer total o parcialmente</text:p>
            </text:list-item>
            <text:list-item>
              <text:p text:style-name="P13">Definición de la forma o características del acercamiento que se hará hacia la solución final</text:p>
            </text:list-item>
            <text:list-item>
              <text:p text:style-name="P13">Observaciones y recomendaciones para lograr el objetivo del acercamiento actual.</text:p>
            </text:list-item>
          </text:list>
        </text:list-item>
        <text:list-item>
          <text:p text:style-name="P10">Análisis y diseño del acercamiento actual</text:p>
          <text:list>
            <text:list-item>
              <text:p text:style-name="P15">Análisis del trabajo a realizar e información colectada para lograr el acercamiento planteado a la solución</text:p>
            </text:list-item>
            <text:list-item>
              <text:p text:style-name="P15">Diseño del acercamiento planteado</text:p>
            </text:list-item>
          </text:list>
        </text:list-item>
        <text:list-item>
          <text:p text:style-name="P11"><text:soft-page-break/>Desarrollo del acercamiento actual</text:p>
          <text:list>
            <text:list-item>
              <text:p text:style-name="P16">Programación de rutas</text:p>
            </text:list-item>
            <text:list-item>
              <text:p text:style-name="P16">Programación y generación de vistas y componentes</text:p>
            </text:list-item>
            <text:list-item>
              <text:p text:style-name="P16">Programación de acciones y mutaciones necesarias</text:p>
            </text:list-item>
          </text:list>
        </text:list-item>
        <text:list-item>
          <text:p text:style-name="P11">Pruebas sobre el acercamiento actual</text:p>
          <text:list>
            <text:list-item>
              <text:p text:style-name="P16">Manipulación del producto obtenido</text:p>
            </text:list-item>
            <text:list-item>
              <text:p text:style-name="P16">Corrección de fallos y problemas observados</text:p>
            </text:list-item>
          </text:list>
        </text:list-item>
        <text:list-item>
          <text:p text:style-name="P11">Declaración de resultados y actividades posteriores</text:p>
          <text:list>
            <text:list-item>
              <text:p text:style-name="P16">Descripción de los resultados del sprint actual</text:p>
            </text:list-item>
            <text:list-item>
              <text:p text:style-name="P14">Observaciones y recomendaciones para <text:span text:style-name="T6">acercamientos posteriores</text:span></text:p>
            </text:list-item>
          </text:list>
        </text:list-item>
        <text:list-item>
          <text:p text:style-name="P11">Plan siguiente <text:span text:style-name="T6">sprint</text:span></text:p>
        </text:list-item>
      </text:list>
      <text:p text:style-name="P5">Entregables del <text:span text:style-name="T7">Tercer Sprint</text:span></text:p>
      <text:list xml:id="list3598641949" text:style-name="L3">
        <text:list-item>
          <text:p text:style-name="P17">Documento Declaración de intenciones</text:p>
        </text:list-item>
        <text:list-item>
          <text:p text:style-name="P18">Documento Análisis y Diseño</text:p>
        </text:list-item>
        <text:list-item>
          <text:p text:style-name="P18">Código fuente subido al repositorio Github</text:p>
        </text:list-item>
        <text:list-item>
          <text:p text:style-name="P18">Documento de Resultados</text:p>
        </text:list-item>
        <text:list-item>
          <text:p text:style-name="P18">Plan siguiente spri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9:27:54.322873893</meta:creation-date>
    <dc:date>2020-06-27T00:11:22.789324888</dc:date>
    <meta:editing-duration>PT4H41M17S</meta:editing-duration>
    <meta:editing-cycles>16</meta:editing-cycles>
    <meta:generator>LibreOffice/6.1.5.2$Linux_X86_64 LibreOffice_project/10$Build-2</meta:generator>
    <meta:document-statistic meta:table-count="0" meta:image-count="0" meta:object-count="0" meta:page-count="2" meta:paragraph-count="40" meta:word-count="254" meta:character-count="1682" meta:non-whitespace-character-count="1498"/>
  </office:meta>
</office:document-meta>
</file>